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0b05e"/>
    </style:style>
    <style:style style:name="T1" style:family="text">
      <style:text-properties fo:font-variant="normal" fo:text-transform="none" style:font-name="monospace" fo:font-size="9.75pt" fo:letter-spacing="normal" fo:font-style="normal" fo:font-weight="normal"/>
    </style:style>
    <style:style style:name="T2" style:family="text">
      <style:text-properties fo:font-variant="normal" fo:text-transform="none" style:font-name="monospace" fo:font-size="9.75pt" fo:letter-spacing="normal" fo:font-style="normal" fo:font-weight="normal" officeooo:rsid="0012e538"/>
    </style:style>
    <style:style style:name="T3" style:family="text">
      <style:text-properties fo:font-variant="normal" fo:text-transform="none" style:font-name="monospace" fo:font-size="9.75pt" fo:letter-spacing="normal" fo:font-style="normal" fo:font-weight="normal" officeooo:rsid="00179a7d"/>
    </style:style>
    <style:style style:name="T4" style:family="text">
      <style:text-properties fo:font-variant="normal" fo:text-transform="none" style:font-name="monospace" fo:font-size="9.75pt" fo:letter-spacing="normal" fo:font-style="normal" fo:font-weight="normal" officeooo:rsid="001b9646"/>
    </style:style>
    <style:style style:name="T5" style:family="text">
      <style:text-properties officeooo:rsid="0020b0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1 DISPLAY THE DEPT INFORMATION FROM DEPARTMENT TABLE.</text:p>
      <text:p text:style-name="Text_20_body"><text:tab/>SELECT * FROM `department`;</text:p>
      <text:p text:style-name="Text_20_body"/>
      <text:p text:style-name="Text_20_body">2 DISPLAY THE DETAILS OF ALL EMPLOYEES.</text:p>
      <text:p text:style-name="Text_20_body"><text:tab/>SELECT * FROM `employee`;</text:p>
      <text:p text:style-name="Text_20_body"/>
      <text:p text:style-name="Text_20_body">3 DISPLAY THE NAME AND JOB FOR ALL EMPLOYEES.</text:p>
      <text:p text:style-name="Text_20_body"><text:tab/>SELECT name, designation from `employee`;</text:p>
      <text:p text:style-name="Text_20_body"/>
      <text:p text:style-name="Text_20_body">4 DISPLAY NAME AND SALARY FOR ALL EMPLOYEES.</text:p>
      <text:p text:style-name="Text_20_body"><text:tab/>SELECT name, salary from employee;</text:p>
      <text:p text:style-name="Text_20_body"/>
      <text:p text:style-name="Text_20_body">5 DISPLAY EMPLOYEE NUMBER AND TOTAL SALARY FOR EACH EMPLOYEE.</text:p>
      <text:p text:style-name="Text_20_body">select</text:p>
      <text:p text:style-name="Text_20_body"><text:s text:c="4"/>id, name, salary, deduction,</text:p>
      <text:p text:style-name="Text_20_body"><text:s text:c="4"/>(salary - deduction) as "total_salary" </text:p>
      <text:p text:style-name="Text_20_body">from employee;</text:p>
      <text:p text:style-name="Text_20_body"/>
      <text:p text:style-name="Text_20_body">6 DISPLAY EMPLOYEE NAME AND ANNUAL SALARY FOR ALL EMPLOYEES.</text:p>
      <text:p text:style-name="Text_20_body">select</text:p>
      <text:p text:style-name="Text_20_body"><text:s text:c="4"/>name, (salary * 12 ) as "annual_salary" </text:p>
      <text:p text:style-name="Text_20_body">from employee;</text:p>
      <text:p text:style-name="Text_20_body"/>
      <text:p text:style-name="Text_20_body">7 DISPLAY THE NAMES OF ALL EMPLOYEES WHO ARE WORKING IN DEPARTMENT</text:p>
      <text:p text:style-name="Text_20_body">NUMBER 10.</text:p>
      <text:p text:style-name="Text_20_body"><text:tab/>SELECT emp_name from department WHERE d_id=10;</text:p>
      <text:p text:style-name="Text_20_body"/>
      <text:p text:style-name="Text_20_body">8 DISPLAY THE NAMES OF ALL EMPLOYEES WORKING AS CLERKS AND DRAWING</text:p>
      <text:p text:style-name="Text_20_body">A SALARY MORE THAN 3000.</text:p>
      <text:p text:style-name="Text_20_body"><text:tab/>SELECT name FROM employee WHERE designation="clerk" and salary&gt;3000;</text:p>
      <text:p text:style-name="Text_20_body"/>
      <text:p text:style-name="Text_20_body">9 DISPLAY EMPLOYEE NUMBER AND NAMES FOR EMPLOYEES WHO EARN</text:p>
      <text:p text:style-name="Text_20_body"><text:soft-page-break/>COMMISSION.</text:p>
      <text:p text:style-name="Text_20_body"><text:tab/>SELECT id, name FROM employee WHERE commission!=0;</text:p>
      <text:p text:style-name="Text_20_body"/>
      <text:p text:style-name="Text_20_body">10 DISPLAY NAMES OF EMPLOYEES WHO DO NOT EARN ANY COMMISSION</text:p>
      <text:p text:style-name="Text_20_body"><text:tab/>SELECT id, name FROM employee WHERE commission=0;</text:p>
      <text:p text:style-name="Text_20_body"/>
      <text:p text:style-name="Text_20_body">11 DISPLAY THE NAMES OF EMPLOYEES WHO ARE WORKING AS CLERK,</text:p>
      <text:p text:style-name="Text_20_body">SALESMAN OR ANALYSTAND DRAWING A SALARY MORE THAN 3000.</text:p>
      <text:p text:style-name="Text_20_body">SELECT name FROM employee WHERE designation="clerk" or designation="salesman"or designation="analyst" or designation="drawing" and salary&gt;3000;</text:p>
      <text:p text:style-name="Text_20_body"/>
      <text:p text:style-name="Text_20_body"><text:span text:style-name="T1">12 DISPLAY THE NAMES OF EMPLOYEES WHO ARE WORKING IN THE COMPAN</text:span><text:span text:style-name="T2">Y</text:span></text:p>
      <text:p text:style-name="Text_20_body">FOR THE PAST 5 YEARS.</text:p>
      <text:p text:style-name="Text_20_body"><text:tab/>SELECT name FROM employee WHERE years&gt;=5;</text:p>
      <text:p text:style-name="Text_20_body"/>
      <text:p text:style-name="Text_20_body">13 DISPLAY THE LIST OF EMPLOYEES WHO HAVE JOINED THE COMPANY BEFORE</text:p>
      <text:p text:style-name="Text_20_body">30 TH JUNE 90OR AFTER 31 ST DEC 90</text:p>
      <text:p text:style-name="Text_20_body"><text:tab/>select name from employee where joining_date &lt; '1990-06-30' or <text:tab/>joining_date&gt;'1990-12-31';</text:p>
      <text:p text:style-name="Text_20_body"/>
      <text:p text:style-name="Text_20_body">14 DISPLAY CURRENT DATE<text:line-break/><text:tab/>SELECT CURRENT_DATE;</text:p>
      <text:p text:style-name="Text_20_body"/>
      <text:p text:style-name="Text_20_body">*15 DISPLAY THE LIST OF USERS IN YOUR DATABASE (USING LOG TABLE).</text:p>
      <text:p text:style-name="Text_20_body"/>
      <text:p text:style-name="Text_20_body">*16 DISPLAY THE NAMES OF ALL TABLES FROM THE CURRENT USER.</text:p>
      <text:p text:style-name="Text_20_body"/>
      <text:p text:style-name="Text_20_body">17 DISPLAY THE NAME OF THE CURRENT USER.</text:p>
      <text:p text:style-name="Text_20_body"><text:tab/>SELECT CURRENT_USER;</text:p>
      <text:p text:style-name="Text_20_body">18 DISPLAY THE NAMES OF EMPLOYEES WORKING IN DEPARTMENT NUMBER 10</text:p>
      <text:p text:style-name="Text_20_body">OR 20 OR 40 OR EMPLOYEES WORKING AS CLERKS, SALESMAN OR ANALYST.</text:p>
      <text:p text:style-name="Text_20_body"><text:tab/>SELECT name from employee WHERE d_id=10 OR d_id=20 OR d_id=40 AND designation="clerk" OR designation="salesman" OR designation="analyst";</text:p>
      <text:p text:style-name="Text_20_body"><text:soft-page-break/></text:p>
      <text:p text:style-name="Text_20_body">19 DISPLAY THE NAMES OF EMPLOYEES WHOSE NAME STARTS WITH ALPHABET</text:p>
      <text:p text:style-name="Text_20_body">S. </text:p>
      <text:p text:style-name="Text_20_body"><text:tab/>SELECT name FROM employee WHERE name LIKE "s%";</text:p>
      <text:p text:style-name="Text_20_body"/>
      <text:p text:style-name="Text_20_body">20 DISPLAY EMPLOYEE NAMES FOR EMPLOYEES WHOSE NAME ENDS WITH</text:p>
      <text:p text:style-name="Text_20_body">ALPHABET.</text:p>
      <text:p text:style-name="Text_20_body"><text:tab/>select name from employee where name like "%t";</text:p>
      <text:p text:style-name="Text_20_body"/>
      <text:p text:style-name="Text_20_body">21 DISPLAY THE NAMES OF EMPLOYEES WHOSE NAMES HAVE SECOND</text:p>
      <text:p text:style-name="Text_20_body">ALPHABET A IN THEIR NAMES.</text:p>
      <text:p text:style-name="Text_20_body"><text:tab/>Select name from employee where name like "_A%";</text:p>
      <text:p text:style-name="Text_20_body"/>
      <text:p text:style-name="Text_20_body">22 DISPLAY THE NAMES OF EMPLOYEES WHOSE NAME IS EXACTLY FIVE</text:p>
      <text:p text:style-name="Text_20_body">CHARACTERS IN LENGTH.</text:p>
      <text:p text:style-name="Text_20_body"><text:tab/>select name from employee where length(name) =5;</text:p>
      <text:p text:style-name="Text_20_body"/>
      <text:p text:style-name="Text_20_body">23 DISPLAY THE NAMES OF EMPLOYEES WHO ARE NOT WORKING AS MANAGERS.</text:p>
      <text:p text:style-name="Text_20_body"><text:tab/>select name from employee where designation not in ("MANAGER");</text:p>
      <text:p text:style-name="Text_20_body"/>
      <text:p text:style-name="Text_20_body">24 DISPLAY THE NAMES OF EMPLOYEES WHO ARE NOT WORKING AS SALESMAN</text:p>
      <text:p text:style-name="Text_20_body">OR CLERK OR ANALYST.</text:p>
      <text:p text:style-name="Text_20_body"><text:tab/>select name from employee where designation not in ("SALESMAN","CLERK","ANALYST");</text:p>
      <text:p text:style-name="Text_20_body"/>
      <text:p text:style-name="Text_20_body">*25 DISPLAY ALL ROWS FROM EMP TABLE. THE SYSTEM SHOULD WAIT AFTER</text:p>
      <text:p text:style-name="Text_20_body">EVERY SCREEN FULL OF INFORMATION.</text:p>
      <text:p text:style-name="Text_20_body"/>
      <text:p text:style-name="Text_20_body"><text:span text:style-name="T1">26 DISPLAY THE TOTAL NUMBER OF EMPLOYEES WORKING IN THE COMPAN</text:span><text:span text:style-name="T3">Y.</text:span></text:p>
      <text:p text:style-name="Text_20_body"><text:tab/>Select count(*) from employee;</text:p>
      <text:p text:style-name="Text_20_body"/>
      <text:p text:style-name="Text_20_body">27 DISPLAY THE TOTAL SALARY BEING PAID TO ALL EMPLOYEES.</text:p>
      <text:p text:style-name="Text_20_body"><text:soft-page-break/><text:tab/>select sum(salary) from employee;</text:p>
      <text:p text:style-name="Text_20_body"/>
      <text:p text:style-name="Text_20_body">28 DISPLAY THE MAXIMUM SALARY FROM EMP TABLE.</text:p>
      <text:p text:style-name="Text_20_body"><text:tab/> select max(salary) from employee;</text:p>
      <text:p text:style-name="Text_20_body"/>
      <text:p text:style-name="Text_20_body">29 DISPLAY THE MINIMUM SALARY FROM EMP TABLE.</text:p>
      <text:p text:style-name="Text_20_body"><text:tab/>select min(salary) from employee;</text:p>
      <text:p text:style-name="Text_20_body"/>
      <text:p text:style-name="Text_20_body">30 DISPLAY THE AVERAGE SALARY FROM EMP TABLE.</text:p>
      <text:p text:style-name="Text_20_body"><text:tab/>select avg(salary) from employee;</text:p>
      <text:p text:style-name="Text_20_body"/>
      <text:p text:style-name="Text_20_body">31 DISPLAY THE MAXIMUM SALARY BEING PAID TO CLERK.</text:p>
      <text:p text:style-name="Text_20_body"><text:tab/>select max(salary) from employee where designation="CLERK";</text:p>
      <text:p text:style-name="Text_20_body"/>
      <text:p text:style-name="Text_20_body">32 DISPLAY THE MAXIMUM SALARY BEING PAID IN DEPT NO 20.</text:p>
      <text:p text:style-name="Text_20_body"><text:tab/>select max(salary) from employee where d_id=20;</text:p>
      <text:p text:style-name="Text_20_body"/>
      <text:p text:style-name="Text_20_body">33 DISPLAY THE MIN SAL BEING PAID TO ANY SALESMAN.</text:p>
      <text:p text:style-name="Text_20_body"><text:tab/>select min(salary) from employee where designation="SALESMAN";</text:p>
      <text:p text:style-name="Text_20_body"/>
      <text:p text:style-name="Text_20_body">34 DISPLAY THE AVERAGE SALARY DRAWN BY MANAGERS.</text:p>
      <text:p text:style-name="Text_20_body"><text:tab/>select avg(salary) from employee where designation="MANAGER";</text:p>
      <text:p text:style-name="Text_20_body"/>
      <text:p text:style-name="Text_20_body">35 DISPLAY THE TOTAL SALARY DRAWN BY ANALYST WORKING IN DEPT NO 40.</text:p>
      <text:p text:style-name="Text_20_body"><text:tab/>select sum(salary) from employee where designation="ANALYST" and d_id=40;</text:p>
      <text:p text:style-name="Text_20_body"/>
      <text:p text:style-name="Text_20_body"/>
      <text:p text:style-name="Text_20_body">36 DISPLAY THE NAMES OF EMPLOYEES IN ORDER OF SALARY I.E. THE NAME OF</text:p>
      <text:p text:style-name="Text_20_body">THE EMPLOYEE EARNING LOWEST SALARY SHOULD APPEAR FIRST.</text:p>
      <text:p text:style-name="Text_20_body"><text:tab/>select name from employee order by salary;</text:p>
      <text:p text:style-name="Text_20_body"/>
      <text:p text:style-name="Text_20_body">37 DISPLAY THE NAMES OF EMPLOYEES IN DESCENDING ORDER OF SALARY.</text:p>
      <text:p text:style-name="Text_20_body"><text:soft-page-break/><text:tab/>select name from employee order by salary desc;</text:p>
      <text:p text:style-name="Text_20_body"/>
      <text:p text:style-name="Text_20_body">38 DISPLAY THE DETAILS FROM EMP TABLE IN ORDER OF EMP NAME.</text:p>
      <text:p text:style-name="Text_20_body"><text:tab/>select name from employee order by name;</text:p>
      <text:p text:style-name="Text_20_body"/>
      <text:p text:style-name="Text_20_body">39 DISPLAY EMPNO, ENAME, DEPTNO, AND SAL. SORT THE OUTPUT FIRST BASED</text:p>
      <text:p text:style-name="Text_20_body">ON NAMEAND WITHIN NAME BY DEPTNO AND WITHIN DEPTNO BY SAL.</text:p>
      <text:p text:style-name="Text_20_body"><text:tab/>select id, name, d_id, salary from employee order by name, d_id, salary;</text:p>
      <text:p text:style-name="Text_20_body"/>
      <text:p text:style-name="Text_20_body">40 DISPLAY THE NAME OF THE EMPLOYEE ALONG WITH THEIR ANNUAL SALARY</text:p>
      <text:p text:style-name="Text_20_body">(SAL * 12).THE NAME OF THE EMPLOYEE EARNING HIGHEST ANNUAL SALARY</text:p>
      <text:p text:style-name="Text_20_body">SHOULD APPEAR FIRST.</text:p>
      <text:p text:style-name="Text_20_body"><text:tab/>select name, salary*12 from employee order by salary desc;</text:p>
      <text:p text:style-name="Text_20_body"/>
      <text:p text:style-name="Text_20_body">41 DISPLAY NAME, SAL, HRA, PF, DA, TOTAL SAL FOR EACH EMPLOYEE. THE</text:p>
      <text:p text:style-name="Text_20_body">OUTPUT SHOULD BE IN THE ORDER OF TOTAL SAL, HRA 15% OF SAL, DA 10%</text:p>
      <text:p text:style-name="Text_20_body">OF SAL, PF 5% OF SAL TOTAL SALARY WILL BE (SAL*HRA*DA)-PF.</text:p>
      <text:p text:style-name="Text_20_body"><text:tab/>select name, salary, salary/100*15 as hra, salary/100*5 as pf, salary/100*10 as da, salary+salary/100*15+salary/100*10-salary/100*5 as total from employee;</text:p>
      <text:p text:style-name="Text_20_body"/>
      <text:p text:style-name="Text_20_body">42 DISPLAY DEPT NUMBERS AND TOTAL NUMBER OF EMPLOYEES WITHIN EACH</text:p>
      <text:p text:style-name="Text_20_body">GROUP.</text:p>
      <text:p text:style-name="Text_20_body"><text:tab/>select d_id, count(d_id) from employee group by d_id;</text:p>
      <text:p text:style-name="Text_20_body"/>
      <text:p text:style-name="Text_20_body">43 DISPLAY THE VARIOUS JOBS AND TOTAL NUMBER OF EMPLOYEES WITH EACH</text:p>
      <text:p text:style-name="Text_20_body">JOB GROUP.</text:p>
      <text:p text:style-name="Text_20_body"><text:tab/>select salary, count(designation) from employee group by designation;</text:p>
      <text:p text:style-name="Text_20_body"/>
      <text:p text:style-name="Text_20_body">44 DISPLAY DEPARTMENT NUMBERS AND TOTAL SALARY FOR EACH</text:p>
      <text:p text:style-name="Text_20_body">DEPARTMENT.</text:p>
      <text:p text:style-name="Text_20_body"><text:tab/>select d_id, sum(salary) from employee group by d_id;</text:p>
      <text:p text:style-name="Text_20_body"><text:tab/></text:p>
      <text:p text:style-name="Text_20_body"><text:soft-page-break/>45 DISPLAY DEPARTMENT NUMBERS AND MAXIMUM SALARY FOR EACH</text:p>
      <text:p text:style-name="Text_20_body">DEPARTMENT.</text:p>
      <text:p text:style-name="Text_20_body"><text:tab/>select d_id, max(salary) from employee group by d_id;</text:p>
      <text:p text:style-name="Text_20_body"/>
      <text:p text:style-name="Text_20_body">46 DISPLAY THE VARIOUS JOBS AND TOTAL SALARY FOR EACH JOB.</text:p>
      <text:p text:style-name="Text_20_body"><text:tab/>select designation, sum(salary) from employee group by designation;</text:p>
      <text:p text:style-name="Text_20_body"/>
      <text:p text:style-name="Text_20_body">47 DISPLAY EACH JOB ALONG WITH MINIMUM SAL BEING PAID IN EACH JOB</text:p>
      <text:p text:style-name="Text_20_body">GROUP.</text:p>
      <text:p text:style-name="Text_20_body"><text:tab/>select designation, min(salary) from employee group by designation;</text:p>
      <text:p text:style-name="Text_20_body"/>
      <text:p text:style-name="Text_20_body">48 DISPLAY THE DEPARTMENT NUMBERS WITH MORE THAN THREE EMPLOYEES</text:p>
      <text:p text:style-name="Text_20_body">IN EACH DEPT.</text:p>
      <text:p text:style-name="Text_20_body"><text:tab/>select d_id, count(d_id) from employee group by d_id having count(*)&gt;3;</text:p>
      <text:p text:style-name="Text_20_body"/>
      <text:p text:style-name="Text_20_body">49 DISPLAY THE VARIOUS JOBS ALONG WITH TOTAL SAL FOR EACH OF THE JOBS</text:p>
      <text:p text:style-name="Text_20_body">WHERE TOTAL SALIS GREATER THAN 40000.</text:p>
      <text:p text:style-name="Text_20_body"><text:tab/>select designation, sum(salary) from employee group by designation having sum(salary)&gt;40000;</text:p>
      <text:p text:style-name="Text_20_body"/>
      <text:p text:style-name="Text_20_body">50 DISPLAY THE VARIOUS JOBS ALONG WITH TOTAL NUMBER OF EMPLOYEES IN</text:p>
      <text:p text:style-name="Text_20_body">EACH JOB. THE OUTPUT SHOULD CONTAIN ONLY THOSE JOBS WITH MORE</text:p>
      <text:p text:style-name="Text_20_body">THAN THREE EMPLOYEES.</text:p>
      <text:p text:style-name="P1"><text:tab/>select designation, count(id) from employee group by designation having a count(designation)&gt;3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9T15:52:12.551482402</meta:creation-date>
    <dc:date>2021-11-01T16:36:35.023748699</dc:date>
    <meta:editing-duration>PT31M21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6" meta:paragraph-count="131" meta:word-count="1034" meta:character-count="6576" meta:non-whitespace-character-count="5608"/>
  </office:meta>
</office:document-meta>
</file>